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>
      <style:table-properties style:width="17.002cm" fo:margin-left="0cm" table:align="left"/>
    </style:style>
    <style:style style:name="Tabela3.A" style:family="table-column">
      <style:table-column-properties style:column-width="3.399cm"/>
    </style:style>
    <style:style style:name="Tabela3.B" style:family="table-column">
      <style:table-column-properties style:column-width="1.505cm"/>
    </style:style>
    <style:style style:name="Tabela3.C" style:family="table-column">
      <style:table-column-properties style:column-width="0.527cm"/>
    </style:style>
    <style:style style:name="Tabela3.D" style:family="table-column">
      <style:table-column-properties style:column-width="0.566cm"/>
    </style:style>
    <style:style style:name="Tabela3.E" style:family="table-column">
      <style:table-column-properties style:column-width="0.801cm"/>
    </style:style>
    <style:style style:name="Tabela3.F" style:family="table-column">
      <style:table-column-properties style:column-width="0.261cm"/>
    </style:style>
    <style:style style:name="Tabela3.G" style:family="table-column">
      <style:table-column-properties style:column-width="1.711cm"/>
    </style:style>
    <style:style style:name="Tabela3.H" style:family="table-column">
      <style:table-column-properties style:column-width="0.646cm"/>
    </style:style>
    <style:style style:name="Tabela3.I" style:family="table-column">
      <style:table-column-properties style:column-width="0.781cm"/>
    </style:style>
    <style:style style:name="Tabela3.J" style:family="table-column">
      <style:table-column-properties style:column-width="0.728cm"/>
    </style:style>
    <style:style style:name="Tabela3.K" style:family="table-column">
      <style:table-column-properties style:column-width="0.173cm"/>
    </style:style>
    <style:style style:name="Tabela3.L" style:family="table-column">
      <style:table-column-properties style:column-width="1.917cm"/>
    </style:style>
    <style:style style:name="Tabela3.M" style:family="table-column">
      <style:table-column-properties style:column-width="0.235cm"/>
    </style:style>
    <style:style style:name="Tabela3.N" style:family="table-column">
      <style:table-column-properties style:column-width="0.346cm"/>
    </style:style>
    <style:style style:name="Tabela3.O" style:family="table-column">
      <style:table-column-properties style:column-width="1.575cm"/>
    </style:style>
    <style:style style:name="Tabela3.P" style:family="table-column">
      <style:table-column-properties style:column-width="1.831cm"/>
    </style:style>
    <style:style style:name="Tabela3.A1" style:family="table-cell">
      <style:table-cell-properties fo:padding="0.097cm" fo:border="0.5pt solid #000000" style:writing-mode="page"/>
    </style:style>
    <style:style style:name="Tabela3.A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4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1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1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1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1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1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2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25" style:family="table-row">
      <style:table-row-properties style:min-row-height="0.707cm"/>
    </style:style>
    <style:style style:name="Tabela3.A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2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B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3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38" style:family="table-row">
      <style:table-row-properties style:min-row-height="1.859cm"/>
    </style:style>
    <style:style style:name="Tabela3.A3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Table_20_Contents">
      <style:paragraph-properties fo:text-align="center" style:justify-single-word="false"/>
      <style:text-properties fo:font-size="10pt" officeooo:rsid="003c8bbf" officeooo:paragraph-rsid="003c8bbf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fo:font-size="10pt" officeooo:rsid="003e2b7c" officeooo:paragraph-rsid="003e2b7c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fo:font-size="10pt" officeooo:rsid="003e2b7c" officeooo:paragraph-rsid="012cbfaa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fo:font-size="10pt" officeooo:rsid="003e2b7c" officeooo:paragraph-rsid="003e2b7c" style:font-size-asian="10pt" style:font-size-complex="10pt"/>
    </style:style>
    <style:style style:name="P5" style:family="paragraph" style:parent-style-name="Table_20_Contents">
      <style:paragraph-properties fo:text-align="start" style:justify-single-word="false"/>
      <style:text-properties fo:font-size="10pt" officeooo:rsid="0040557f" officeooo:paragraph-rsid="0040557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officeooo:rsid="01296f04" officeooo:paragraph-rsid="01296f04" style:font-size-asian="10pt" style:font-size-complex="10pt"/>
    </style:style>
    <style:style style:name="P7" style:family="paragraph" style:parent-style-name="Table_20_Contents">
      <style:paragraph-properties fo:text-align="center" style:justify-single-word="false"/>
      <style:text-properties fo:font-size="10pt" officeooo:rsid="012adb6a" officeooo:paragraph-rsid="012adb6a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font-size="10pt" officeooo:rsid="012f32c9" officeooo:paragraph-rsid="012f32c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officeooo:rsid="013013d4" officeooo:paragraph-rsid="013013d4" style:font-size-asian="10pt" style:font-size-complex="10pt"/>
    </style:style>
    <style:style style:name="P10" style:family="paragraph" style:parent-style-name="Table_20_Contents">
      <style:paragraph-properties fo:text-align="center" style:justify-single-word="false"/>
      <style:text-properties fo:font-size="10pt" officeooo:rsid="013262ed" officeooo:paragraph-rsid="013262ed" style:font-size-asian="10pt" style:font-size-complex="10pt"/>
    </style:style>
    <style:style style:name="P11" style:family="paragraph" style:parent-style-name="Table_20_Contents">
      <style:paragraph-properties fo:text-align="center" style:justify-single-word="false"/>
      <style:text-properties fo:font-size="10pt" officeooo:rsid="013d6115" officeooo:paragraph-rsid="013d6115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size="10pt" officeooo:rsid="013dc724" officeooo:paragraph-rsid="013dc724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fo:font-size="10pt" officeooo:rsid="00424acc" officeooo:paragraph-rsid="003e2b7c" style:font-size-asian="10pt" style:font-size-complex="10pt"/>
    </style:style>
    <style:style style:name="P14" style:family="paragraph" style:parent-style-name="Table_20_Contents">
      <style:paragraph-properties fo:text-align="center" style:justify-single-word="false"/>
      <style:text-properties fo:font-size="10pt" officeooo:rsid="012cbfaa" officeooo:paragraph-rsid="012cbfaa" style:font-size-asian="10pt" style:font-size-complex="10pt"/>
    </style:style>
    <style:style style:name="P15" style:family="paragraph" style:parent-style-name="Table_20_Contents">
      <style:paragraph-properties fo:text-align="start" style:justify-single-word="false"/>
      <style:text-properties fo:font-size="10pt" officeooo:rsid="01470d5e" officeooo:paragraph-rsid="01470d5e" style:font-size-asian="10pt" style:font-size-complex="10pt"/>
    </style:style>
    <style:style style:name="P16" style:family="paragraph" style:parent-style-name="Table_20_Contents">
      <style:paragraph-properties fo:text-align="center" style:justify-single-word="false"/>
      <style:text-properties fo:font-size="10pt" fo:font-weight="bold" officeooo:rsid="003c8bbf" officeooo:paragraph-rsid="003c8bbf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size="10pt" fo:font-weight="bold" officeooo:rsid="003e2b7c" officeooo:paragraph-rsid="003e2b7c" style:font-size-asian="10pt" style:font-weight-asian="bold" style:font-size-complex="10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bold" officeooo:rsid="00446e49" officeooo:paragraph-rsid="00446e49" style:font-size-asian="10pt" style:font-weight-asian="bold" style:font-size-complex="10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size="10pt" fo:font-weight="bold" officeooo:rsid="0044e3d4" officeooo:paragraph-rsid="0044e3d4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bold" officeooo:rsid="00486244" officeooo:paragraph-rsid="00486244" style:font-size-asian="10pt" style:font-weight-asian="bold" style:font-size-complex="10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bold" officeooo:rsid="0048a855" officeooo:paragraph-rsid="0048a855" style:font-size-asian="10pt" style:font-weight-asian="bold" style:font-size-complex="10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size="10pt" fo:font-weight="bold" officeooo:rsid="004a27b4" officeooo:paragraph-rsid="004a27b4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ize="10pt" fo:font-weight="bold" officeooo:rsid="004bd85b" officeooo:paragraph-rsid="004bd85b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ize="10pt" fo:font-weight="bold" officeooo:rsid="004dfedd" officeooo:paragraph-rsid="004dfed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size="10pt" fo:font-weight="bold" officeooo:rsid="004c7555" officeooo:paragraph-rsid="004e72a6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size="10pt" fo:font-weight="bold" officeooo:rsid="004e72a6" officeooo:paragraph-rsid="004e72a6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size="10pt" fo:font-weight="bold" officeooo:rsid="0050a4b5" officeooo:paragraph-rsid="0050a4b5" style:font-size-asian="10pt" style:font-weight-asian="bold" style:font-size-complex="10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size="10pt" fo:font-weight="bold" officeooo:rsid="0051e177" officeooo:paragraph-rsid="0051e177" style:font-size-asian="10pt" style:font-weight-asian="bold" style:font-size-complex="10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font-size="10pt" fo:font-weight="bold" officeooo:rsid="003f928b" officeooo:paragraph-rsid="003e2b7c" style:font-size-asian="10pt" style:font-weight-asian="bold" style:font-size-complex="10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7966" style:font-size-asian="10pt" style:font-weight-asian="normal" style:font-size-complex="10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bae5" style:font-size-asian="10pt" style:font-weight-asian="normal" style:font-size-complex="10pt" style:font-weight-complex="normal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f13af" style:font-size-asian="10pt" style:font-weight-asian="normal" style:font-size-complex="10pt" style:font-weight-complex="normal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normal" officeooo:rsid="003e2b7c" officeooo:paragraph-rsid="003e2b7c" style:font-size-asian="10pt" style:font-weight-asian="normal" style:font-size-complex="10pt" style:font-weight-complex="normal"/>
    </style:style>
    <style:style style:name="P34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e7966" style:font-size-asian="10pt" style:font-weight-asian="normal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f13af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f13a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e7966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ff4000" loext:opacity="100%" fo:font-size="10pt" officeooo:rsid="0044e3d4" officeooo:paragraph-rsid="0044e3d4" style:font-size-asian="10pt" style:font-size-complex="10pt"/>
    </style:style>
    <style:style style:name="P39" style:family="paragraph" style:parent-style-name="Table_20_Contents">
      <style:paragraph-properties fo:text-align="center" style:justify-single-word="false"/>
      <style:text-properties fo:color="#ff4000" loext:opacity="100%" fo:font-size="10pt" officeooo:rsid="003e2b7c" officeooo:paragraph-rsid="003e2b7c" style:font-size-asian="10pt" style:font-size-complex="10pt"/>
    </style:style>
    <style:style style:name="P40" style:family="paragraph" style:parent-style-name="Table_20_Contents">
      <style:paragraph-properties fo:text-align="center" style:justify-single-word="false"/>
      <style:text-properties fo:color="#ff4000" loext:opacity="100%" fo:font-size="10pt" officeooo:rsid="0046855a" officeooo:paragraph-rsid="0046855a" style:font-size-asian="10pt" style:font-size-complex="10pt"/>
    </style:style>
    <style:style style:name="P41" style:family="paragraph" style:parent-style-name="Text_20_body">
      <style:paragraph-properties fo:text-align="center" style:justify-single-word="false"/>
      <style:text-properties officeooo:rsid="003a931c" officeooo:paragraph-rsid="003a931c"/>
    </style:style>
    <style:style style:name="P42" style:family="paragraph" style:parent-style-name="Text_20_body">
      <style:paragraph-properties fo:text-align="center" style:justify-single-word="false"/>
      <style:text-properties officeooo:paragraph-rsid="003a931c"/>
    </style:style>
    <style:style style:name="P43" style:family="paragraph" style:parent-style-name="Table_20_Contents">
      <style:paragraph-properties fo:text-align="center" style:justify-single-word="false"/>
      <style:text-properties fo:font-size="10pt" officeooo:rsid="014c8665" officeooo:paragraph-rsid="012395cd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font-size="10pt" officeooo:rsid="014cca97" officeooo:paragraph-rsid="014cca97" style:font-size-asian="10pt" style:font-size-complex="10pt"/>
    </style:style>
    <style:style style:name="P45" style:family="paragraph" style:parent-style-name="Heading_20_3">
      <style:paragraph-properties fo:text-align="center" style:justify-single-word="false"/>
    </style:style>
    <style:style style:name="T1" style:family="text">
      <style:text-properties officeooo:rsid="01251c6d"/>
    </style:style>
    <style:style style:name="T2" style:family="text">
      <style:text-properties officeooo:rsid="012cbfaa"/>
    </style:style>
    <style:style style:name="T3" style:family="text">
      <style:text-properties officeooo:rsid="012ce416"/>
    </style:style>
    <style:style style:name="T4" style:family="text">
      <style:text-properties officeooo:rsid="012e7966"/>
    </style:style>
    <style:style style:name="T5" style:family="text">
      <style:text-properties officeooo:rsid="01361fb9"/>
    </style:style>
    <style:style style:name="T6" style:family="text">
      <style:text-properties officeooo:rsid="0138a144"/>
    </style:style>
    <style:style style:name="T7" style:family="text">
      <style:text-properties officeooo:rsid="01466a5b"/>
    </style:style>
    <style:style style:name="T8" style:family="text">
      <style:text-properties officeooo:rsid="0146e0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5" text:outline-level="3">ESQUEMA DE BACKUP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column table:style-name="Tabela3.P"/>
        <table:table-row>
          <table:table-cell table:style-name="Tabela3.A1" table:number-columns-spanned="16" office:value-type="string">
            <text:p text:style-name="P15">BackupPadua-sr-140-00035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6" office:value-type="string">
            <text:p text:style-name="P16">Descrição do Esquema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16" office:value-type="string">
            <text:p text:style-name="P1"><text:span text:style-name="T1">O </text:span><text:span text:style-name="T8">presente </text:span><text:span text:style-name="T1">esquema de backup </text:span><text:span text:style-name="T7">é destinado à preservação dos dados operacionais do servidor de virtualização do campus Pádu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" table:number-columns-spanned="16" office:value-type="string">
            <text:p text:style-name="P17">Informação do B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3" office:value-type="string">
            <text:p text:style-name="P4">Versão</text:p>
          </table:table-cell>
          <table:covered-table-cell/>
          <table:covered-table-cell/>
          <table:table-cell table:style-name="Tabela3.D5" table:number-columns-spanned="13" office:value-type="string">
            <text:p text:style-name="P44">8.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6" table:number-columns-spanned="3" office:value-type="string">
            <text:p text:style-name="P4">Localização do BD (IP):</text:p>
          </table:table-cell>
          <table:covered-table-cell/>
          <table:covered-table-cell/>
          <table:table-cell table:style-name="Tabela3.D6" table:number-columns-spanned="13" office:value-type="string">
            <text:p text:style-name="P7">10.140.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3" office:value-type="string">
            <text:p text:style-name="P4">Sistema Operacional:</text:p>
          </table:table-cell>
          <table:covered-table-cell/>
          <table:covered-table-cell/>
          <table:table-cell table:style-name="Tabela3.D7" table:number-columns-spanned="13" office:value-type="string">
            <text:p text:style-name="P43">ProxMox (Debian bas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8" table:number-columns-spanned="16" office:value-type="string">
            <text:p text:style-name="P29">Cliente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9" table:number-columns-spanned="3" office:value-type="string">
            <text:p text:style-name="P5">Software de Backup:</text:p>
          </table:table-cell>
          <table:covered-table-cell/>
          <table:covered-table-cell/>
          <table:table-cell table:style-name="Tabela3.D9" table:number-columns-spanned="13" office:value-type="string">
            <text:p text:style-name="P13">bac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0" table:number-columns-spanned="3" office:value-type="string">
            <text:p text:style-name="P5">Tipo de Agente Necessário:</text:p>
          </table:table-cell>
          <table:covered-table-cell/>
          <table:covered-table-cell/>
          <table:table-cell table:style-name="Tabela3.D10" table:number-columns-spanned="13" office:value-type="string">
            <text:p text:style-name="P13">bacula-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1" table:number-columns-spanned="3" office:value-type="string">
            <text:p text:style-name="P5">Script ou Ferramenta adicional</text:p>
          </table:table-cell>
          <table:covered-table-cell/>
          <table:covered-table-cell/>
          <table:table-cell table:style-name="Tabela3.D11" table:number-columns-spanned="13" office:value-type="string">
            <text:p text:style-name="P6">Não aplicável (no momento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4" table:number-columns-spanned="16" office:value-type="string">
            <text:p text:style-name="P18">Nomenclatura dos Volu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3" office:value-type="string">
            <text:p text:style-name="P19">Banco</text:p>
          </table:table-cell>
          <table:table-cell table:style-name="Tabela3.B13" table:number-columns-spanned="3" office:value-type="string">
            <text:p text:style-name="P39"/>
          </table:table-cell>
          <table:covered-table-cell/>
          <table:covered-table-cell/>
          <table:table-cell table:style-name="Tabela3.E13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3" table:number-columns-spanned="2" office:value-type="string">
            <text:p text:style-name="P2"/>
          </table:table-cell>
          <table:covered-table-cell/>
          <table:table-cell table:style-name="Tabela3.N13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4" office:value-type="string">
            <text:p text:style-name="P38"/>
          </table:table-cell>
          <table:table-cell table:style-name="Tabela3.B14" table:number-columns-spanned="3" office:value-type="string">
            <text:p text:style-name="P40"/>
          </table:table-cell>
          <table:covered-table-cell/>
          <table:covered-table-cell/>
          <table:table-cell table:style-name="Tabela3.E14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4" table:number-columns-spanned="2" office:value-type="string">
            <text:p text:style-name="P2"/>
          </table:table-cell>
          <table:covered-table-cell/>
          <table:table-cell table:style-name="Tabela3.N14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5" office:value-type="string">
            <text:p text:style-name="P38"/>
          </table:table-cell>
          <table:table-cell table:style-name="Tabela3.B15" table:number-columns-spanned="3" office:value-type="string">
            <text:p text:style-name="P40"/>
          </table:table-cell>
          <table:covered-table-cell/>
          <table:covered-table-cell/>
          <table:table-cell table:style-name="Tabela3.E15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5" table:number-columns-spanned="2" office:value-type="string">
            <text:p text:style-name="P2"/>
          </table:table-cell>
          <table:covered-table-cell/>
          <table:table-cell table:style-name="Tabela3.N15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6" office:value-type="string">
            <text:p text:style-name="P38"/>
          </table:table-cell>
          <table:table-cell table:style-name="Tabela3.B16" table:number-columns-spanned="3" office:value-type="string">
            <text:p text:style-name="P40"/>
          </table:table-cell>
          <table:covered-table-cell/>
          <table:covered-table-cell/>
          <table:table-cell table:style-name="Tabela3.E16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6" table:number-columns-spanned="2" office:value-type="string">
            <text:p text:style-name="P2"/>
          </table:table-cell>
          <table:covered-table-cell/>
          <table:table-cell table:style-name="Tabela3.N16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17" office:value-type="string">
            <text:p text:style-name="P19">Mídia Físicas </text:p>
            <text:p text:style-name="P19">(Fita Magnética)</text:p>
          </table:table-cell>
          <table:table-cell table:style-name="Tabela3.B17" table:number-columns-spanned="3" office:value-type="string">
            <text:p text:style-name="P3"><text:span text:style-name="T2">XXXXXX</text:span>L4 </text:p>
            <text:p text:style-name="P14">(X= numeração <text:s/>sequencial)</text:p>
          </table:table-cell>
          <table:covered-table-cell/>
          <table:covered-table-cell/>
          <table:table-cell table:style-name="Tabela3.E17" table:number-columns-spanned="7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L17" table:number-columns-spanned="2" office:value-type="string">
            <text:p text:style-name="P2"/>
          </table:table-cell>
          <table:covered-table-cell/>
          <table:table-cell table:style-name="Tabela3.N17" table:number-columns-spanned="3" office:value-type="string">
            <text:p text:style-name="P2"/>
          </table:table-cell>
          <table:covered-table-cell/>
          <table:covered-table-cell/>
        </table:table-row>
        <table:table-row>
          <table:table-cell table:style-name="Tabela3.A4" table:number-columns-spanned="16" office:value-type="string">
            <text:p text:style-name="P20">Agendamento da Política Di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9" table:number-rows-spanned="3" office:value-type="string">
            <text:p text:style-name="P21">Tipo de Backup</text:p>
          </table:table-cell>
          <table:table-cell table:style-name="Tabela3.B19" table:number-columns-spanned="15" office:value-type="string">
            <text:p text:style-name="P21">Banco de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19"/>
          <table:table-cell table:style-name="Tabela3.B20" table:number-columns-spanned="7" office:value-type="string">
            <text:p text:style-name="P21">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I20" table:number-columns-spanned="8" office:value-type="string">
            <text:p text:style-name="P21">Bi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19"/>
          <table:table-cell table:style-name="Tabela3.B21" table:number-columns-spanned="3" office:value-type="string">
            <text:p text:style-name="P21">Disco</text:p>
          </table:table-cell>
          <table:covered-table-cell/>
          <table:covered-table-cell/>
          <table:table-cell table:style-name="Tabela3.E21" table:number-columns-spanned="4" office:value-type="string">
            <text:p text:style-name="P21">Fita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21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21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2">Full</text:p>
          </table:table-cell>
          <table:table-cell table:style-name="Tabela3.B21" table:number-columns-spanned="3" office:value-type="string">
            <text:p text:style-name="P31">-</text:p>
          </table:table-cell>
          <table:covered-table-cell/>
          <table:covered-table-cell/>
          <table:table-cell table:style-name="Tabela3.E21" table:number-columns-spanned="4" office:value-type="string">
            <text:p text:style-name="P36">Sábado </text:p>
            <text:p text:style-name="P32"><text:span text:style-name="T4">(4ª semana)</text:span><text:span text:style-name="T3"> </text:span></text:p>
            <text:p text:style-name="P37">04:01 AM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31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2">Incremental</text:p>
          </table:table-cell>
          <table:table-cell table:style-name="Tabela3.B21" table:number-columns-spanned="3" office:value-type="string">
            <text:p text:style-name="P34">-</text:p>
          </table:table-cell>
          <table:covered-table-cell/>
          <table:covered-table-cell/>
          <table:table-cell table:style-name="Tabela3.E21" table:number-columns-spanned="4" office:value-type="string">
            <text:p text:style-name="P35">Domingo-Sexta </text:p>
            <text:p text:style-name="P35">(1ª a 6ª semana)</text:p>
            <text:p text:style-name="P37">04:01 AM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3"/>
          </table:table-cell>
          <table:covered-table-cell/>
          <table:covered-table-cell/>
        </table:table-row>
        <table:table-row>
          <table:table-cell table:style-name="Tabela3.A22" office:value-type="string">
            <text:p text:style-name="P22">Diferencial</text:p>
          </table:table-cell>
          <table:table-cell table:style-name="Tabela3.B21" table:number-columns-spanned="3" office:value-type="string">
            <text:p text:style-name="P30">-</text:p>
          </table:table-cell>
          <table:covered-table-cell/>
          <table:covered-table-cell/>
          <table:table-cell table:style-name="Tabela3.E21" table:number-columns-spanned="4" office:value-type="string">
            <text:p text:style-name="P35">Sábado </text:p>
            <text:p text:style-name="P35">(1ª-3ª,5ª semana)</text:p>
            <text:p text:style-name="P37">04:01 AM</text:p>
          </table:table-cell>
          <table:covered-table-cell/>
          <table:covered-table-cell/>
          <table:covered-table-cell/>
          <table:table-cell table:style-name="Tabela3.I21" table:number-columns-spanned="5" office:value-type="string">
            <text:p text:style-name="P33"/>
          </table:table-cell>
          <table:covered-table-cell/>
          <table:covered-table-cell/>
          <table:covered-table-cell/>
          <table:covered-table-cell/>
          <table:table-cell table:style-name="Tabela3.N21" table:number-columns-spanned="3" office:value-type="string">
            <text:p text:style-name="P33"/>
          </table:table-cell>
          <table:covered-table-cell/>
          <table:covered-table-cell/>
        </table:table-row>
        <table:table-row table:style-name="Tabela3.25">
          <table:table-cell table:style-name="Tabela3.A4" table:number-columns-spanned="16" office:value-type="string">
            <text:p text:style-name="P23">Retenção do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26" table:number-rows-spanned="2" table:number-columns-spanned="2" office:value-type="string">
            <text:p text:style-name="P2"/>
          </table:table-cell>
          <table:covered-table-cell/>
          <table:table-cell table:style-name="Tabela3.C26" table:number-columns-spanned="5" office:value-type="string">
            <text:p text:style-name="P24">Full</text:p>
          </table:table-cell>
          <table:covered-table-cell/>
          <table:covered-table-cell/>
          <table:covered-table-cell/>
          <table:covered-table-cell/>
          <table:table-cell table:style-name="Tabela3.H26" table:number-columns-spanned="5" office:value-type="string">
            <text:p text:style-name="P24">Incremental</text:p>
          </table:table-cell>
          <table:covered-table-cell/>
          <table:covered-table-cell/>
          <table:covered-table-cell/>
          <table:covered-table-cell/>
          <table:table-cell table:style-name="Tabela3.M26" table:number-columns-spanned="4" office:value-type="string">
            <text:p text:style-name="P24">Diferencial</text:p>
          </table:table-cell>
          <table:covered-table-cell/>
          <table:covered-table-cell/>
          <table:covered-table-cell/>
        </table:table-row>
        <table:table-row table:style-name="Tabela3.25">
          <table:covered-table-cell table:style-name="Tabela3.A26"/>
          <table:covered-table-cell/>
          <table:table-cell table:style-name="Tabela3.C27" table:number-columns-spanned="4" office:value-type="string">
            <text:p text:style-name="P24">Disco</text:p>
          </table:table-cell>
          <table:covered-table-cell/>
          <table:covered-table-cell/>
          <table:covered-table-cell/>
          <table:table-cell table:style-name="Tabela3.G27" office:value-type="string">
            <text:p text:style-name="P24">Fita</text:p>
          </table:table-cell>
          <table:table-cell table:style-name="Tabela3.C27" table:number-columns-spanned="3" office:value-type="string">
            <text:p text:style-name="P24">Disco</text:p>
          </table:table-cell>
          <table:covered-table-cell/>
          <table:covered-table-cell/>
          <table:table-cell table:style-name="Tabela3.K27" table:number-columns-spanned="2" office:value-type="string">
            <text:p text:style-name="P24">Fita</text:p>
          </table:table-cell>
          <table:covered-table-cell/>
          <table:table-cell table:style-name="Tabela3.C27" table:number-columns-spanned="3" office:value-type="string">
            <text:p text:style-name="P24">Disco</text:p>
          </table:table-cell>
          <table:covered-table-cell/>
          <table:covered-table-cell/>
          <table:table-cell table:style-name="Tabela3.P27" office:value-type="string">
            <text:p text:style-name="P24">Fita</text:p>
          </table:table-cell>
        </table:table-row>
        <table:table-row table:style-name="Tabela3.25">
          <table:table-cell table:style-name="Tabela3.A28" table:number-columns-spanned="2" office:value-type="string">
            <text:p text:style-name="P25">Retenção (tempo em que o backup será mantido)</text:p>
          </table:table-cell>
          <table:covered-table-cell/>
          <table:table-cell table:style-name="Tabela3.C28" table:number-columns-spanned="4" office:value-type="string">
            <text:p text:style-name="P2">-</text:p>
          </table:table-cell>
          <table:covered-table-cell/>
          <table:covered-table-cell/>
          <table:covered-table-cell/>
          <table:table-cell table:style-name="Tabela3.G28" office:value-type="string">
            <text:p text:style-name="P8">730 dias</text:p>
          </table:table-cell>
          <table:table-cell table:style-name="Tabela3.H28" table:number-columns-spanned="3" office:value-type="string">
            <text:p text:style-name="P2">-</text:p>
          </table:table-cell>
          <table:covered-table-cell/>
          <table:covered-table-cell/>
          <table:table-cell table:style-name="Tabela3.K28" table:number-columns-spanned="2" office:value-type="string">
            <text:p text:style-name="P8">730 dias</text:p>
          </table:table-cell>
          <table:covered-table-cell/>
          <table:table-cell table:style-name="Tabela3.H28" table:number-columns-spanned="3" office:value-type="string">
            <text:p text:style-name="P2">-</text:p>
          </table:table-cell>
          <table:covered-table-cell/>
          <table:covered-table-cell/>
          <table:table-cell table:style-name="Tabela3.P28" office:value-type="string">
            <text:p text:style-name="P8">730 dias</text:p>
          </table:table-cell>
        </table:table-row>
        <table:table-row table:style-name="Tabela3.25">
          <table:table-cell table:style-name="Tabela3.A29" table:number-columns-spanned="2" office:value-type="string">
            <text:p text:style-name="P26">RPO (tempo máximo de perda de dados)</text:p>
          </table:table-cell>
          <table:covered-table-cell/>
          <table:table-cell table:style-name="Tabela3.C29" table:number-columns-spanned="4" office:value-type="string">
            <text:p text:style-name="P2">-</text:p>
          </table:table-cell>
          <table:covered-table-cell/>
          <table:covered-table-cell/>
          <table:covered-table-cell/>
          <table:table-cell table:style-name="Tabela3.G29" office:value-type="string">
            <text:p text:style-name="P9">24 horas</text:p>
          </table:table-cell>
          <table:table-cell table:style-name="Tabela3.H29" table:number-columns-spanned="3" office:value-type="string">
            <text:p text:style-name="P2">-</text:p>
          </table:table-cell>
          <table:covered-table-cell/>
          <table:covered-table-cell/>
          <table:table-cell table:style-name="Tabela3.K29" table:number-columns-spanned="2" office:value-type="string">
            <text:p text:style-name="P9">24 horas</text:p>
          </table:table-cell>
          <table:covered-table-cell/>
          <table:table-cell table:style-name="Tabela3.H29" table:number-columns-spanned="3" office:value-type="string">
            <text:p text:style-name="P2">-</text:p>
          </table:table-cell>
          <table:covered-table-cell/>
          <table:covered-table-cell/>
          <table:table-cell table:style-name="Tabela3.P29" office:value-type="string">
            <text:p text:style-name="P9">24 horas</text:p>
          </table:table-cell>
        </table:table-row>
        <table:table-row table:style-name="Tabela3.25">
          <table:table-cell table:style-name="Tabela3.A30" table:number-columns-spanned="2" office:value-type="string">
            <text:p text:style-name="P26">RTO (tempo estimado para a restauração)</text:p>
          </table:table-cell>
          <table:covered-table-cell/>
          <table:table-cell table:style-name="Tabela3.C30" table:number-columns-spanned="4" office:value-type="string">
            <text:p text:style-name="P2">-</text:p>
          </table:table-cell>
          <table:covered-table-cell/>
          <table:covered-table-cell/>
          <table:covered-table-cell/>
          <table:table-cell table:style-name="Tabela3.G30" office:value-type="string">
            <text:p text:style-name="P10"><text:span text:style-name="T5">6</text:span> horas</text:p>
          </table:table-cell>
          <table:table-cell table:style-name="Tabela3.H30" table:number-columns-spanned="3" office:value-type="string">
            <text:p text:style-name="P2">-</text:p>
          </table:table-cell>
          <table:covered-table-cell/>
          <table:covered-table-cell/>
          <table:table-cell table:style-name="Tabela3.K30" table:number-columns-spanned="2" office:value-type="string">
            <text:p text:style-name="P10"><text:span text:style-name="T6">2</text:span> horas</text:p>
          </table:table-cell>
          <table:covered-table-cell/>
          <table:table-cell table:style-name="Tabela3.H30" table:number-columns-spanned="3" office:value-type="string">
            <text:p text:style-name="P2">-</text:p>
          </table:table-cell>
          <table:covered-table-cell/>
          <table:covered-table-cell/>
          <table:table-cell table:style-name="Tabela3.P30" office:value-type="string">
            <text:p text:style-name="P10"><text:span text:style-name="T6">3</text:span> horas</text:p>
          </table:table-cell>
        </table:table-row>
        <table:table-row table:style-name="Tabela3.25">
          <table:table-cell table:style-name="Tabela3.A3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a3.25">
          <table:table-cell table:style-name="Tabela3.A4" table:number-columns-spanned="16" office:value-type="string">
            <text:p text:style-name="P27">Esquema de Teste e Valid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5">
          <table:table-cell table:style-name="Tabela3.A33" office:value-type="string">
            <text:p text:style-name="P2"/>
          </table:table-cell>
          <table:table-cell table:style-name="Tabela3.A33" table:number-columns-spanned="4" office:value-type="string">
            <text:p text:style-name="P28">Recuperação</text:p>
          </table:table-cell>
          <table:covered-table-cell/>
          <table:covered-table-cell/>
          <table:covered-table-cell/>
          <table:table-cell table:style-name="Tabela3.A33" table:number-columns-spanned="4" office:value-type="string">
            <text:p text:style-name="P28">Validação</text:p>
          </table:table-cell>
          <table:covered-table-cell/>
          <table:covered-table-cell/>
          <table:covered-table-cell/>
          <table:table-cell table:style-name="Tabela3.A33" table:number-columns-spanned="5" office:value-type="string">
            <text:p text:style-name="P28">Responsável</text:p>
          </table:table-cell>
          <table:covered-table-cell/>
          <table:covered-table-cell/>
          <table:covered-table-cell/>
          <table:covered-table-cell/>
          <table:table-cell table:style-name="Tabela3.O33" table:number-columns-spanned="2" office:value-type="string">
            <text:p text:style-name="P28">Periodicidade</text:p>
          </table:table-cell>
          <table:covered-table-cell/>
        </table:table-row>
        <table:table-row table:style-name="Tabela3.25">
          <table:table-cell table:style-name="Tabela3.A34" office:value-type="string">
            <text:p text:style-name="P12">Recurso</text:p>
          </table:table-cell>
          <table:table-cell table:style-name="Tabela3.A34" table:number-columns-spanned="4" office:value-type="string">
            <text:p text:style-name="P11">[ resultado ]</text:p>
          </table:table-cell>
          <table:covered-table-cell/>
          <table:covered-table-cell/>
          <table:covered-table-cell/>
          <table:table-cell table:style-name="Tabela3.A34" table:number-columns-spanned="4" office:value-type="string">
            <text:p text:style-name="P11">[ resultado ]</text:p>
          </table:table-cell>
          <table:covered-table-cell/>
          <table:covered-table-cell/>
          <table:covered-table-cell/>
          <table:table-cell table:style-name="Tabela3.A34" table:number-columns-spanned="5" office:value-type="string">
            <text:p text:style-name="P11">Rodrigo A de O Barros</text:p>
          </table:table-cell>
          <table:covered-table-cell/>
          <table:covered-table-cell/>
          <table:covered-table-cell/>
          <table:covered-table-cell/>
          <table:table-cell table:style-name="Tabela3.O34" table:number-columns-spanned="2" office:value-type="string">
            <text:p text:style-name="P11">Semanal</text:p>
          </table:table-cell>
          <table:covered-table-cell/>
        </table:table-row>
        <table:table-row table:style-name="Tabela3.25">
          <table:table-cell table:style-name="Tabela3.A35" office:value-type="string">
            <text:p text:style-name="P2"/>
          </table:table-cell>
          <table:table-cell table:style-name="Tabela3.A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5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5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3.O35" table:number-columns-spanned="2" office:value-type="string">
            <text:p text:style-name="P2"/>
          </table:table-cell>
          <table:covered-table-cell/>
        </table:table-row>
        <table:table-row table:style-name="Tabela3.25">
          <table:table-cell table:style-name="Tabela3.A36" office:value-type="string">
            <text:p text:style-name="P2"/>
          </table:table-cell>
          <table:table-cell table:style-name="Tabela3.A3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6" table:number-columns-spanned="4" office:value-type="string">
            <text:p text:style-name="P2"/>
          </table:table-cell>
          <table:covered-table-cell/>
          <table:covered-table-cell/>
          <table:covered-table-cell/>
          <table:table-cell table:style-name="Tabela3.A36" table:number-columns-spanned="5" office:value-type="string">
            <text:p text:style-name="P2"/>
          </table:table-cell>
          <table:covered-table-cell/>
          <table:covered-table-cell/>
          <table:covered-table-cell/>
          <table:covered-table-cell/>
          <table:table-cell table:style-name="Tabela3.O36" table:number-columns-spanned="2" office:value-type="string">
            <text:p text:style-name="P2"/>
          </table:table-cell>
          <table:covered-table-cell/>
        </table:table-row>
        <table:table-row table:style-name="Tabela3.25">
          <table:table-cell table:style-name="Tabela3.A4" table:number-columns-spanned="16" office:value-type="string">
            <text:p text:style-name="P28">Observ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8">
          <table:table-cell table:style-name="Tabela3.A31" table:number-columns-spanned="16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1"/>
      <text:p text:style-name="P41"/>
      <text:p text:style-name="P41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57:25.299000000</meta:creation-date>
    <dc:date>2024-04-27T16:10:18.291000000</dc:date>
    <meta:editing-duration>PT12H27M44S</meta:editing-duration>
    <meta:editing-cycles>263</meta:editing-cycles>
    <meta:generator>LibreOffice/24.2.2.2$Windows_X86_64 LibreOffice_project/d56cc158d8a96260b836f100ef4b4ef25d6f1a01</meta:generator>
    <meta:print-date>2024-04-26T11:12:03.278000000</meta:print-date>
    <meta:printed-by>Arquivos PDF</meta:printed-by>
    <meta:document-statistic meta:table-count="1" meta:image-count="0" meta:object-count="0" meta:page-count="2" meta:paragraph-count="88" meta:word-count="195" meta:character-count="1143" meta:non-whitespace-character-count="1029"/>
  </office:meta>
</office:document-meta>
</file>